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automatic-styles>
    <style:style style:name="P1" style:family="paragraph" style:parent-style-name="Standard">
      <style:text-properties style:font-name="Arial Black" fo:font-size="16pt" fo:font-style="normal" style:text-underline-style="none" fo:font-weight="normal" officeooo:rsid="0009ff02" officeooo:paragraph-rsid="0009ff02" style:font-size-asian="16pt" style:font-style-asian="normal" style:font-weight-asian="normal" style:font-size-complex="16pt" style:font-style-complex="normal" style:font-weight-complex="normal"/>
    </style:style>
    <style:style style:name="P2" style:family="paragraph" style:parent-style-name="Standard">
      <style:text-properties style:font-name="Arial Black" fo:font-size="16pt" fo:font-style="normal" style:text-underline-style="none" fo:font-weight="normal" officeooo:rsid="000b8565" officeooo:paragraph-rsid="000b8565" style:font-size-asian="16pt" style:font-style-asian="normal" style:font-weight-asian="normal" style:font-size-complex="16pt" style:font-style-complex="normal" style:font-weight-complex="normal"/>
    </style:style>
    <style:style style:name="P3" style:family="paragraph" style:parent-style-name="Standard">
      <style:text-properties style:font-name="Arial Black" fo:font-size="16pt" fo:font-style="normal" style:text-underline-style="none" fo:font-weight="normal" officeooo:rsid="000b8565" officeooo:paragraph-rsid="000d0789" style:font-size-asian="16pt" style:font-style-asian="normal" style:font-weight-asian="normal" style:font-size-complex="16pt" style:font-style-complex="normal" style:font-weight-complex="normal"/>
    </style:style>
    <style:style style:name="P4" style:family="paragraph" style:parent-style-name="Standard">
      <style:text-properties style:font-name="Arial Black" fo:font-size="16pt" fo:font-style="normal" style:text-underline-style="none" fo:font-weight="normal" officeooo:rsid="000d0789" officeooo:paragraph-rsid="000d0789" style:font-size-asian="16pt" style:font-style-asian="normal" style:font-weight-asian="normal" style:font-size-complex="16pt" style:font-style-complex="normal" style:font-weight-complex="normal"/>
    </style:style>
    <style:style style:name="P5" style:family="paragraph" style:parent-style-name="Standard">
      <style:text-properties style:font-name="Arial Black" fo:font-size="16pt" fo:font-style="normal" style:text-underline-style="none" fo:font-weight="normal" officeooo:rsid="000dec01" officeooo:paragraph-rsid="000dec01" style:font-size-asian="16pt" style:font-style-asian="normal" style:font-weight-asian="normal" style:font-size-complex="16pt" style:font-style-complex="normal" style:font-weight-complex="normal"/>
    </style:style>
    <style:style style:name="P6" style:family="paragraph" style:parent-style-name="Standard">
      <style:text-properties officeooo:paragraph-rsid="000d0789"/>
    </style:style>
    <style:style style:name="P7" style:family="paragraph" style:parent-style-name="Standard">
      <style:paragraph-properties fo:margin-top="0cm" fo:margin-bottom="0cm" style:contextual-spacing="false" fo:line-height="100%"/>
      <style:text-properties officeooo:paragraph-rsid="000b8565"/>
    </style:style>
    <style:style style:name="P8" style:family="paragraph" style:parent-style-name="Standard">
      <style:paragraph-properties fo:margin-top="0cm" fo:margin-bottom="0cm" style:contextual-spacing="false" fo:line-height="100%"/>
      <style:text-properties officeooo:paragraph-rsid="000d0789"/>
    </style:style>
    <style:style style:name="P9" style:family="paragraph" style:parent-style-name="Standard">
      <style:paragraph-properties fo:margin-top="0cm" fo:margin-bottom="0cm" style:contextual-spacing="false" fo:line-height="100%"/>
      <style:text-properties style:font-name="Arial Black" fo:font-size="16pt" fo:font-style="normal" style:text-underline-style="none" fo:font-weight="normal" officeooo:paragraph-rsid="0009ff02" style:font-size-asian="16pt" style:font-style-asian="normal" style:font-weight-asian="normal" style:font-size-complex="16pt" style:font-style-complex="normal" style:font-weight-complex="normal"/>
    </style:style>
    <style:style style:name="P10" style:family="paragraph" style:parent-style-name="Standard">
      <style:paragraph-properties fo:margin-top="0cm" fo:margin-bottom="0cm" style:contextual-spacing="false" fo:line-height="100%"/>
      <style:text-properties style:font-name="Arial Black" fo:font-size="16pt" fo:font-style="normal" style:text-underline-style="none" fo:font-weight="normal" officeooo:rsid="0009ff02" officeooo:paragraph-rsid="0009ff02" style:font-size-asian="16pt" style:font-style-asian="normal" style:font-weight-asian="normal" style:font-size-complex="16pt" style:font-style-complex="normal" style:font-weight-complex="normal"/>
    </style:style>
    <style:style style:name="T1" style:family="text">
      <style:text-properties fo:color="#000000" style:font-name="TimesNewRomanPSMT" fo:font-size="14pt" style:font-size-asian="14pt" style:font-name-complex="TimesNewRomanPSMT1" style:font-size-complex="14pt"/>
    </style:style>
    <style:style style:name="T2" style:family="text">
      <style:text-properties fo:color="#000000" style:font-name="TimesNewRomanPSMT" fo:font-size="14pt" officeooo:rsid="000b8565" style:font-size-asian="14pt" style:font-name-complex="TimesNewRomanPSMT1" style:font-size-complex="14pt"/>
    </style:style>
    <style:style style:name="T3" style:family="text">
      <style:text-properties fo:color="#000000" style:font-name="TimesNewRomanPSMT" fo:font-size="14pt" officeooo:rsid="000d0789" style:font-size-asian="14pt" style:font-name-complex="TimesNewRomanPSMT1" style:font-size-complex="14pt"/>
    </style:style>
    <style:style style:name="T4" style:family="text">
      <style:text-properties fo:color="#000000" style:font-name="TimesNewRomanPSMT" fo:font-size="14pt" fo:font-style="normal" style:text-underline-style="none" fo:font-weight="normal" officeooo:rsid="000b8565" style:font-size-asian="14pt" style:font-style-asian="normal" style:font-weight-asian="normal" style:font-name-complex="TimesNewRomanPSMT1" style:font-size-complex="14pt" style:font-style-complex="normal" style:font-weight-complex="normal"/>
    </style:style>
    <style:style style:name="T5" style:family="text">
      <style:text-properties fo:color="#000000" style:font-name="TimesNewRomanPSMT" fo:font-size="14pt" fo:font-style="normal" style:text-underline-style="none" fo:font-weight="normal" officeooo:rsid="000d0789" style:font-size-asian="14pt" style:font-style-asian="normal" style:font-weight-asian="normal" style:font-name-complex="TimesNewRomanPSMT1" style:font-size-complex="14pt" style:font-style-complex="normal" style:font-weight-complex="normal"/>
    </style:style>
    <style:style style:name="T6" style:family="text">
      <style:text-properties fo:color="#000000" style:font-name-complex="TimesNewRomanPSMT1"/>
    </style:style>
    <style:style style:name="T7" style:family="text">
      <style:text-properties fo:color="#000000" officeooo:rsid="0009ff02" style:font-name-complex="TimesNewRomanPSMT1"/>
    </style:style>
    <style:style style:name="T8" style:family="text">
      <style:text-properties fo:color="#000000" style:font-name-complex="TimesNewRomanPS-ItalicMT1"/>
    </style:style>
    <style:style style:name="T9" style:family="text">
      <style:text-properties officeooo:rsid="000d07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 DOCUMENATION</text:p>
      <text:p text:style-name="P1"/>
      <text:p text:style-name="P1">TAR stands for Tape ARchive.</text:p>
      <text:p text:style-name="P1"/>
      <text:p text:style-name="P1">What does archive mean? :: </text:p>
      <text:p text:style-name="P9"><text:span text:style-name="T6">An archive is a collection of computer files that have been packaged together for backup, to transport to some other location, to avail more hard disk storage, or for some other purpose. An archive can include a simple list of files or files organized under a directory or catalog structure (depending on how a particular program</text:span></text:p>
      <text:p text:style-name="P9"><text:span text:style-name="T6">supports archiving).</text:span></text:p>
      <text:p text:style-name="P9"><text:span text:style-name="T6"/></text:p>
      <text:p text:style-name="P9"><text:span text:style-name="T7">In LINUX, the tar (tape archive) utility can be used to create an archive or extract </text:span><text:span text:style-name="T6">files from one.</text:span></text:p>
      <text:p text:style-name="P10"><text:span text:style-name="T8"/></text:p>
      <text:p text:style-name="P2">The syntax for creating the filenames are :</text:p>
      <text:p text:style-name="P2">1) <text:s/>tar -cvf archive_name.tar dirname/</text:p>
      <text:p text:style-name="P2">used for creating a uncompressed tar file</text:p>
      <text:p text:style-name="P7"/>
      <text:p text:style-name="P7"><text:span text:style-name="T4">2)</text:span><text:span text:style-name="T1">tar -cvzf archive_name.tar.gz dirname/ </text:span></text:p>
      <text:p text:style-name="P7"><text:span text:style-name="T2">used for </text:span><text:span text:style-name="T1">Creating a tar gzipped archive</text:span></text:p>
      <text:p text:style-name="P7"><text:span text:style-name="T1"/></text:p>
      <text:p text:style-name="P7"><text:span text:style-name="T2">3)</text:span><text:span text:style-name="T1">tar cvjf archive_name.tar.bz2 dirname/</text:span></text:p>
      <text:p text:style-name="P7"><text:span text:style-name="T2">used for</text:span><text:span text:style-name="T1"> Creating a bzipped tar archive</text:span></text:p>
      <text:p text:style-name="P2"/>
      <text:p text:style-name="P2"><text:span text:style-name="T1">4) <text:s/>tar -cvf file.tar inputfile1 inputfile2</text:span></text:p>
      <text:p text:style-name="P2"><text:span text:style-name="T1">to combine multiple files</text:span></text:p>
      <text:p text:style-name="P2"><text:span text:style-name="T1"><text:s/></text:span></text:p>
      <text:p text:style-name="P4">For extracting</text:p>
      <text:p text:style-name="P4">5)<text:span text:style-name="T1">tar -xvf archive_name.tar </text:span></text:p>
      <text:p text:style-name="P4"><text:span text:style-name="T1">Extract a tar file</text:span></text:p>
      <text:p text:style-name="P8"/>
      <text:p text:style-name="P8"><text:span text:style-name="T3">6)</text:span><text:span text:style-name="T1">tar -xvzf archive_name.tar.gz</text:span></text:p>
      <text:p text:style-name="P8"><text:span text:style-name="T1"><text:s/>Extract a gzipped tar archive</text:span></text:p>
      <text:p text:style-name="P8"><text:soft-page-break/></text:p>
      <text:p text:style-name="P8"><text:span text:style-name="T3">7)</text:span><text:span text:style-name="T1">tar -xvjf archive_name.tar.bz2</text:span></text:p>
      <text:p text:style-name="P8"><text:span text:style-name="T1"><text:s/>Extracting a bzipped tar archive</text:span></text:p>
      <text:p text:style-name="P4"><text:span text:style-name="T1"/></text:p>
      <text:p text:style-name="P3"><text:span text:style-name="T3">8)tar -xvf archive_file.tar /path/to/file </text:span></text:p>
      <text:p text:style-name="P6"><text:span text:style-name="T5">To extract only a specific file from a </text:span><text:span text:style-name="T1">large tar file</text:span></text:p>
      <text:p text:style-name="P3"/>
      <text:p text:style-name="P4"><text:span text:style-name="T1">9)tar -xvf test.tar -C anotherDirectory/ </text:span></text:p>
      <text:p text:style-name="P4"><text:span text:style-name="T1">To change the directory</text:span></text:p>
      <text:p text:style-name="P4"><text:span text:style-name="T1">Note: By default files will be extracted into the current directory.</text:span></text:p>
      <text:p text:style-name="P3"/>
      <text:p text:style-name="P4">10)$ tar xvf archive_file.tar --wildcards '*.pl'</text:p>
      <text:p text:style-name="P4">for extracting multiple files</text:p>
      <text:p text:style-name="P4"/>
      <text:p text:style-name="P4"/>
      <text:p text:style-name="P3">where,</text:p>
      <text:p text:style-name="P2"><text:span text:style-name="T1"><text:s text:c="4"/>c – create a new archive</text:span></text:p>
      <text:p text:style-name="P2"><text:span text:style-name="T1"><text:s text:c="4"/>v – verbosely list files which are processed.</text:span></text:p>
      <text:p text:style-name="P2"><text:span text:style-name="T1"><text:s text:c="4"/>f <text:s/>– following is the archive file name</text:span></text:p>
      <text:p text:style-name="P2"><text:span text:style-name="T1"><text:s text:c="4"/>z – filter the archive through gzip</text:span></text:p>
      <text:p text:style-name="P2"><text:span text:style-name="T1"><text:s text:c="4"/>j <text:s/>- <text:s/>filter the archive through bzip2</text:span></text:p>
      <text:p text:style-name="P2"><text:span text:style-name="T1"><text:s text:c="4"/></text:span><text:span text:style-name="T3">x - to extract the files</text:span></text:p>
      <text:p text:style-name="P2"><text:span text:style-name="T3"/></text:p>
      <text:p text:style-name="P4"><text:span text:style-name="T1">10)tar -tvf archive_name.tar </text:span></text:p>
      <text:p text:style-name="P6"><text:span text:style-name="T5">View the tar archive file content without </text:span><text:span text:style-name="T1">extracting</text:span></text:p>
      <text:p text:style-name="P4"><text:span text:style-name="T1">-t file used for viewing the contents</text:span></text:p>
      <text:p text:style-name="P4"/>
      <text:p text:style-name="P5">the other important tags are:</text:p>
      <text:p text:style-name="P5">One of the following options must be used:</text:p>
      <text:p text:style-name="P5">-A, --catenate, --concatenate</text:p>
      <text:p text:style-name="P5"><text:s/><text:tab/>append tar files to an archive</text:p>
      <text:p text:style-name="P5">-d, --diff, --compare</text:p>
      <text:p text:style-name="P5"><text:s/><text:tab/>find differences between archive and file system</text:p>
      <text:p text:style-name="P5">-r, --append</text:p>
      <text:p text:style-name="P5"><text:s/><text:tab/>append files to the end of an archive</text:p>
      <text:p text:style-name="P5">-t, --list</text:p>
      <text:p text:style-name="P5"><text:s/><text:tab/>list the contents of an archive</text:p>
      <text:p text:style-name="P5"><text:soft-page-break/>-u, --update</text:p>
      <text:p text:style-name="P5"><text:s/><text:tab/>only append files that are newer than the existing <text:tab/>in archive</text:p>
      <text:p text:style-name="P5">--delete</text:p>
      <text:p text:style-name="P5"><text:s/><text:tab/>delete from the archive (not for use on mag ta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20:36:38.650498267</meta:creation-date>
    <dc:date>2016-02-08T21:39:46.204251031</dc:date>
    <meta:editing-duration>PT43M49S</meta:editing-duration>
    <meta:editing-cycles>2</meta:editing-cycles>
    <meta:generator>LibreOffice/4.2.3.3$Linux_X86_64 LibreOffice_project/420m0$Build-3</meta:generator>
    <meta:document-statistic meta:table-count="0" meta:image-count="0" meta:object-count="0" meta:page-count="3" meta:paragraph-count="54" meta:word-count="351" meta:character-count="2148" meta:non-whitespace-character-count="1803"/>
  </office:meta>
</office:document-meta>
</file>